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d248b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es" fo:country="CO" fo:font-weight="bold" officeooo:paragraph-rsid="001d248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es" fo:country="CO" officeooo:paragraph-rsid="001d248b"/>
    </style:style>
    <style:style style:name="P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style:font-name="Times New Roman" fo:language="es" fo:country="CO" officeooo:paragraph-rsid="001d248b"/>
    </style:style>
    <style:style style:name="P6" style:family="paragraph" style:parent-style-name="Standard">
      <style:paragraph-properties fo:text-align="justify" style:justify-single-word="false"/>
      <style:text-properties style:font-name="Times New Roman" fo:language="es" fo:country="CO" fo:font-style="italic" officeooo:paragraph-rsid="001d248b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normal" officeooo:paragraph-rsid="001d248b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normal" officeooo:rsid="001e94ff" officeooo:paragraph-rsid="001d248b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es" fo:country="CO" fo:font-style="italic" fo:font-weight="normal" officeooo:rsid="0024182d" officeooo:paragraph-rsid="0024182d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rsid="001e94ff" officeooo:paragraph-rsid="001d248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paragraph-rsid="001d248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language="es" fo:country="CO" fo:font-weight="normal" officeooo:rsid="00192e75" officeooo:paragraph-rsid="001d248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normal" officeooo:paragraph-rsid="001d248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es" fo:country="CO" fo:font-style="normal" fo:font-weight="bold" officeooo:paragraph-rsid="001d248b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weight="normal" officeooo:paragraph-rsid="001d248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fo:language="es" fo:country="ES" fo:font-style="normal" fo:font-weight="bold" officeooo:paragraph-rsid="001d248b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language="es" fo:country="ES" fo:font-style="normal" fo:font-weight="bold" officeooo:paragraph-rsid="001d248b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language="es" fo:country="ES" fo:font-style="normal" fo:font-weight="bold" officeooo:paragraph-rsid="001d248b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officeooo:paragraph-rsid="001d248b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es" fo:country="ES" fo:font-style="normal" fo:font-weight="bold" officeooo:paragraph-rsid="001d248b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language="es" fo:country="CO" officeooo:paragraph-rsid="001d248b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Times New Roman" fo:language="es" fo:country="CO" officeooo:paragraph-rsid="001d248b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Times New Roman" fo:language="es" fo:country="CO" fo:font-weight="normal" officeooo:rsid="001e94ff" officeooo:paragraph-rsid="001d248b" style:font-weight-asian="normal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imes New Roman" fo:language="es" fo:country="CO" officeooo:rsid="001d9770" officeooo:paragraph-rsid="001d248b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1d248b"/>
    </style:style>
    <style:style style:name="T1" style:family="text">
      <style:text-properties officeooo:rsid="001b98cd"/>
    </style:style>
    <style:style style:name="T2" style:family="text">
      <style:text-properties officeooo:rsid="000d8a08"/>
    </style:style>
    <style:style style:name="T3" style:family="text">
      <style:text-properties officeooo:rsid="00192e75"/>
    </style:style>
    <style:style style:name="T4" style:family="text">
      <style:text-properties officeooo:rsid="001d977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977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94ff" style:font-weight-asian="normal" style:font-weight-complex="normal"/>
    </style:style>
    <style:style style:name="T9" style:family="text">
      <style:text-properties fo:language="es" fo:country="ES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language="es" fo:country="CO"/>
    </style:style>
    <style:style style:name="T12" style:family="text">
      <style:text-properties style:font-name="Times New Roman" fo:language="es" fo:country="CO" fo:font-weight="normal" style:font-weight-asian="normal" style:font-weight-complex="normal"/>
    </style:style>
    <style:style style:name="T13" style:family="text">
      <style:text-properties style:font-name="Times New Roman" fo:language="es" fo:country="CO" fo:font-weight="normal" officeooo:rsid="0027af51" style:font-weight-asian="normal" style:font-weight-complex="normal"/>
    </style:style>
    <style:style style:name="T14" style:family="text">
      <style:text-properties style:font-name="Times New Roman" fo:language="es" fo:country="CO" fo:font-weight="bold" style:font-weight-asian="bold" style:font-weight-complex="bold"/>
    </style:style>
    <style:style style:name="T15" style:family="text">
      <style:text-properties style:font-name="Times New Roman" fo:language="es" fo:country="CO" fo:font-weight="bold" officeooo:rsid="0032dbbf" style:font-weight-asian="bold" style:font-weight-complex="bold"/>
    </style:style>
    <style:style style:name="T16" style:family="text">
      <style:text-properties style:font-name="Times New Roman" fo:language="es" fo:country="CO" officeooo:rsid="0016f900"/>
    </style:style>
    <style:style style:name="T17" style:family="text">
      <style:text-properties style:font-name="Times New Roman" fo:language="es" fo:country="CO" officeooo:rsid="0027af51"/>
    </style:style>
    <style:style style:name="T18" style:family="text">
      <style:text-properties style:font-name="Times New Roman" fo:language="es" fo:country="CO" officeooo:rsid="000c1d83"/>
    </style:style>
    <style:style style:name="T19" style:family="text">
      <style:text-properties style:font-name="Times New Roman" fo:language="es" fo:country="CO" officeooo:rsid="002cfe85"/>
    </style:style>
    <style:style style:name="T20" style:family="text">
      <style:text-properties style:font-name="Times New Roman" fo:language="es" fo:country="CO" officeooo:rsid="00222d9d"/>
    </style:style>
    <style:style style:name="T21" style:family="text">
      <style:text-properties style:font-name="Times New Roman" fo:language="es" fo:country="CO" officeooo:rsid="0023e06c"/>
    </style:style>
    <style:style style:name="T22" style:family="text">
      <style:text-properties style:font-name="Times New Roman" fo:language="es" fo:country="CO" officeooo:rsid="002d8162"/>
    </style:style>
    <style:style style:name="T23" style:family="text">
      <style:text-properties style:font-name="Times New Roman" fo:language="es" fo:country="CO" officeooo:rsid="003095e7"/>
    </style:style>
    <style:style style:name="T24" style:family="text">
      <style:text-properties style:font-name="Times New Roman" fo:language="es" fo:country="CO" officeooo:rsid="0032dbbf"/>
    </style:style>
    <style:style style:name="T25" style:family="text">
      <style:text-properties style:font-name="Times New Roman" officeooo:rsid="002ac147"/>
    </style:style>
    <style:style style:name="T26" style:family="text">
      <style:text-properties officeooo:rsid="001f2ba4"/>
    </style:style>
    <style:style style:name="T27" style:family="text">
      <style:text-properties officeooo:rsid="00222d9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27af51"/>
    </style:style>
    <style:style style:name="T30" style:family="text">
      <style:text-properties officeooo:rsid="002cfe85"/>
    </style:style>
    <style:style style:name="T31" style:family="text">
      <style:text-properties officeooo:rsid="002d8162"/>
    </style:style>
    <style:style style:name="T32" style:family="text">
      <style:text-properties officeooo:rsid="0032dbbf"/>
    </style:style>
    <style:style style:name="T33" style:family="text">
      <style:text-properties officeooo:rsid="003a5eb0"/>
    </style:style>
    <style:style style:name="T34" style:family="text">
      <style:text-properties officeooo:rsid="004b2b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4">Tercera parte - </text:span>Instalar y configurar un cortafuegos</text:p>
      <text:p text:style-name="P4"/>
      <text:p text:style-name="P2"><text:span text:style-name="T11">Para proteger el servidor Linux de accesos no autorizados hay que instalar y configurar un firewall (cortafuegos) y abrir solamente los puertos que </text:span><text:span text:style-name="T17">realmente </text:span><text:span text:style-name="T11">se </text:span><text:span text:style-name="T22">van a </text:span><text:span text:style-name="T11">necesita</text:span><text:span text:style-name="T22">r</text:span><text:span text:style-name="T11"> para aceptar conexiones externas. Esta es la parte más delicada de la configuración del servidor porque es donde se definen los puertos y los servicios que s</text:span><text:span text:style-name="T24">erán</text:span><text:span text:style-name="T11"> accesibles desde Internet. Desde la versión 7.X de CentOS, el programa </text:span><text:span text:style-name="T22">predefinido </text:span><text:span text:style-name="T11">para gestionar y configurar el cortafuegos es </text:span><text:a xlink:type="simple" xlink:href="http://www.firewalld.org/" office:target-frame-name="_blank" xlink:show="new" text:style-name="Internet_20_link" text:visited-style-name="Visited_20_Internet_20_Link"><text:span text:style-name="T14">firewalld</text:span></text:a><text:span text:style-name="T11">. Aunque sea un sistema muy valido, no he encontrado el equivalente de algunas reglas que utilizaba con IPtables. Es por </text:span><text:span text:style-name="T18">e</text:span><text:span text:style-name="T11">ste motivo que he preferido continuar </text:span><text:span text:style-name="T19">utilizando</text:span><text:span text:style-name="T11"> IPtables; </text:span><text:span text:style-name="T20">en </text:span><text:span text:style-name="T24">Rocky Linux</text:span><text:span text:style-name="T11">, </text:span><text:span text:style-name="T21">para hacerlo, </text:span><text:span text:style-name="T11">hay que seguir los siguientes pasos:</text:span></text:p>
      <text:p text:style-name="P4"/>
      <text:p text:style-name="P4">Parar firewalld si está corriendo:</text:p>
      <text:p text:style-name="P4"/>
      <text:p text:style-name="P3">systemctl stop firewalld</text:p>
      <text:p text:style-name="P4"/>
      <text:p text:style-name="P4">Desactivar el arranque <text:span text:style-name="T1">automático</text:span>:</text:p>
      <text:p text:style-name="P4"/>
      <text:p text:style-name="P3">systemctl disable firewalld</text:p>
      <text:p text:style-name="P6">Removed symlink /etc/systemd/system/dbus-org.fedoraproject.FirewallD1.service.</text:p>
      <text:p text:style-name="P6">Removed symlink /etc/systemd/system/basic.target.wants/firewalld.service.</text:p>
      <text:p text:style-name="P4"/>
      <text:p text:style-name="P4">Averiguar que todo esté bien:</text:p>
      <text:p text:style-name="P4"/>
      <text:p text:style-name="P3">systemctl status firewalld</text:p>
      <text:p text:style-name="P6">* firewalld.service - firewalld - dynamic firewall daemon</text:p>
      <text:p text:style-name="P6"><text:s text:c="3"/>Loaded: loaded (/usr/lib/systemd/system/firewalld.service; disabled; vendor preset: enabled)</text:p>
      <text:p text:style-name="P6"><text:s text:c="3"/>Active: inactive (dead)</text:p>
      <text:p text:style-name="P4"><text:s text:c="3"/><text:span text:style-name="T28">Docs: man:firewalld(1)</text:span></text:p>
      <text:p text:style-name="P4"/>
      <text:p text:style-name="P4">Instalar IPtables:</text:p>
      <text:p text:style-name="P4"/>
      <text:p text:style-name="P2"><text:span text:style-name="Strong_20_Emphasis"><text:span text:style-name="T15">dnf </text:span></text:span><text:span text:style-name="Strong_20_Emphasis"><text:span text:style-name="T11">install iptables-services -y</text:span></text:span></text:p>
      <text:p text:style-name="P2"><text:span text:style-name="Strong_20_Emphasis"><text:span text:style-name="T11"/></text:span></text:p>
      <text:p text:style-name="P2"><text:span text:style-name="Strong_20_Emphasis"><text:span text:style-name="T12">Activarlo</text:span></text:span><text:span text:style-name="Strong_20_Emphasis"><text:span text:style-name="T11"> </text:span></text:span><text:span text:style-name="Strong_20_Emphasis"><text:span text:style-name="T12">para que arranque </text:span></text:span><text:span text:style-name="Strong_20_Emphasis"><text:span text:style-name="T13">en automático </text:span></text:span><text:span text:style-name="Strong_20_Emphasis"><text:span text:style-name="T12">con el sistema:</text:span></text:span></text:p>
      <text:p text:style-name="P2"><text:span text:style-name="Strong_20_Emphasis"><text:span text:style-name="T12"/></text:span></text:p>
      <text:p text:style-name="P2"><text:span text:style-name="Strong_20_Emphasis"><text:span text:style-name="T14">systemctl enable iptables</text:span></text:span></text:p>
      <text:p text:style-name="P6">Created symlink from /etc/systemd/system/basic.target.wants/iptables.service to /usr/lib/systemd/system/iptables.service.</text:p>
      <text:p text:style-name="P4"/>
      <text:p text:style-name="P4">Mover la configuración <text:span text:style-name="T2">que viene </text:span>por defecto para <text:span text:style-name="T30">luego </text:span>crear una nueva:</text:p>
      <text:p text:style-name="P4"/>
      <text:p text:style-name="P2"><text:span text:style-name="Strong_20_Emphasis"><text:span text:style-name="T11">mv /etc/sysconfig/iptables /etc/sysconfig/iptables.old</text:span></text:span></text:p>
      <text:p text:style-name="P4"/>
      <text:p text:style-name="P4">Si <text:span text:style-name="T3">Kamailio</text:span> se encuentra instalado en un computador local conectado a Internet a través de un router hay dos opciones:</text:p>
      <text:p text:style-name="P4"/>
      <text:list xml:id="list3585080753" text:style-name="L1">
        <text:list-item>
          <text:p text:style-name="P21">Abrir los puertos desde la pagina de administración del router.</text:p>
        </text:list-item>
        <text:list-item>
          <text:p text:style-name="P25"><text:soft-page-break/><text:span text:style-name="T11">Configurar una </text:span><text:a xlink:type="simple" xlink:href="http://es.wikipedia.org/wiki/Zona_desmilitarizada_(informática)" text:style-name="Internet_20_link" text:visited-style-name="Visited_20_Internet_20_Link"><text:span text:style-name="T10">DMZ</text:span></text:a><text:span text:style-name="T11"> en el router y luego gestionar los puertos directamente con I</text:span><text:span text:style-name="T16">P</text:span><text:span text:style-name="T11">tables en el servidor Linux</text:span></text:p>
        </text:list-item>
      </text:list>
      <text:p text:style-name="P4"/>
      <text:p text:style-name="P4">I<text:span text:style-name="T4">P</text:span>tables se encarga de gestionar todos los paquetes que entren y salgan del servidor Linux. Para eso <text:s/>utiliza <text:span text:style-name="T4">cinco</text:span> tipos de tablas:</text:p>
      <text:p text:style-name="P4"/>
      <text:list xml:id="list1416256001" text:style-name="L2">
        <text:list-item>
          <text:p text:style-name="P22">la tabla <text:span text:style-name="T6">FILTER</text:span> donde pasan todos los paquetes en entrada y salida. La tabla filter acepta tres tipos de opciones (cadenas):</text:p>
          <text:list>
            <text:list-item>
              <text:p text:style-name="P22">INPUT para los paquetes en entrada</text:p>
            </text:list-item>
            <text:list-item>
              <text:p text:style-name="P22">OUTPUT para los paquetes en salida</text:p>
            </text:list-item>
            <text:list-item>
              <text:p text:style-name="P22">FORWARD para redireccionar los paquetes</text:p>
            </text:list-item>
          </text:list>
        </text:list-item>
      </text:list>
      <text:p text:style-name="P5"/>
      <text:list xml:id="list62423855869237" text:continue-numbering="true" text:style-name="L2">
        <text:list-item>
          <text:p text:style-name="P22">la tabla <text:span text:style-name="T5">NAT </text:span><text:span text:style-name="T7">se utiliza para rescribir las direcciones y/o los puertos de los paquetes </text:span><text:span text:style-name="T8">y utiliza las siguiente cadenas:</text:span></text:p>
          <text:list>
            <text:list-item>
              <text:p text:style-name="P23">PREROUTING</text:p>
            </text:list-item>
            <text:list-item>
              <text:p text:style-name="P23">OUTPUT</text:p>
            </text:list-item>
            <text:list-item>
              <text:p text:style-name="P23">POSTROUTING</text:p>
            </text:list-item>
          </text:list>
        </text:list-item>
      </text:list>
      <text:p text:style-name="P10"/>
      <text:list xml:id="list62425022178456" text:continue-numbering="true" text:style-name="L2">
        <text:list-item>
          <text:p text:style-name="P22"><text:span text:style-name="T7">la tabla </text:span><text:span text:style-name="T5">MANGLE </text:span><text:span text:style-name="T7">se utiliza para modificar algunos parámetros de los paquetes (un ejemplo es marcar los paquetes para que sean procesados y enviados con una prioridad más alta). </text:span><text:span text:style-name="T8">Utiliza las siguientes cadenas:</text:span></text:p>
          <text:list>
            <text:list-item>
              <text:p text:style-name="P23">PREROUTING</text:p>
            </text:list-item>
            <text:list-item>
              <text:p text:style-name="P23">POSTROUTING</text:p>
            </text:list-item>
            <text:list-item>
              <text:p text:style-name="P23">OUTPUT</text:p>
            </text:list-item>
            <text:list-item>
              <text:p text:style-name="P23">INPUT</text:p>
            </text:list-item>
            <text:list-item>
              <text:p text:style-name="P23">FORWARD</text:p>
            </text:list-item>
          </text:list>
        </text:list-item>
      </text:list>
      <text:p text:style-name="P10"/>
      <text:list xml:id="list62424162386456" text:continue-numbering="true" text:style-name="L2">
        <text:list-item>
          <text:p text:style-name="P24"><text:span text:style-name="T7">la tabla</text:span><text:span text:style-name="T5"> RAW</text:span><text:span text:style-name="T7"> que permite crear exenciones en el procesamiento de los paquetes por parte del </text:span><text:span text:style-name="T5">Connection Tracking System</text:span><text:span text:style-name="T7">. Este sistema guarda la información acerca del estado de una conexión en </text:span><text:span text:style-name="T8">un espacio de </text:span><text:span text:style-name="T7">memoria permitiendo luego la aplicación de reglas y filtros a la conexión misma. </text:span><text:span text:style-name="T8">Utiliza las cadenas:</text:span></text:p>
          <text:list>
            <text:list-item>
              <text:p text:style-name="P23">PREROUTING</text:p>
            </text:list-item>
            <text:list-item>
              <text:p text:style-name="P23">OUTPUT</text:p>
            </text:list-item>
          </text:list>
        </text:list-item>
      </text:list>
      <text:p text:style-name="P10"/>
      <text:list xml:id="list62425320012624" text:continue-numbering="true" text:style-name="L2">
        <text:list-item>
          <text:p text:style-name="P24"><text:span text:style-name="T7">La tabla </text:span><text:span text:style-name="T5">SECURITY</text:span><text:span text:style-name="T7"> utilizada para las reglas del </text:span><text:span text:style-name="T5">Mandatory Access Control</text:span><text:span text:style-name="T7">, es decir </text:span><text:span text:style-name="T8">para las políticas de seguridad aplicadas en el sistema. Utilizas las cadenas:</text:span></text:p>
          <text:list>
            <text:list-item>
              <text:p text:style-name="P23">INPUT</text:p>
            </text:list-item>
            <text:list-item>
              <text:p text:style-name="P23">OUTPUT</text:p>
            </text:list-item>
            <text:list-item>
              <text:p text:style-name="P23">FORWARD</text:p>
            </text:list-item>
          </text:list>
        </text:list-item>
      </text:list>
      <text:p text:style-name="P11"/>
      <text:p text:style-name="P11">Las reglas se definen una por linea y serán procesadas por IPTABLES siguiendo la misma secuencia. Cuando no se especifica diversamente, todas las reglas aplican a la tabla <text:span text:style-name="T29">FILTER</text:span>.</text:p>
      <text:p text:style-name="P11"/>
      <text:p text:style-name="P2"><text:span text:style-name="T12">Se inicia la configuración aceptando todo el trafico en entrada dirigido a la interfaz </text:span><text:a xlink:type="simple" xlink:href="http://es.wikipedia.org/wiki/Loopback" office:target-frame-name="_blank" xlink:show="new" text:style-name="Internet_20_link" text:visited-style-name="Visited_20_Internet_20_Link"><text:span text:style-name="T10">loo</text:span></text:a><text:a xlink:type="simple" xlink:href="http://es.wikipedia.org/wiki/Loopback" office:target-frame-name="_blank" xlink:show="new" text:style-name="Internet_20_link" text:visited-style-name="Visited_20_Internet_20_Link"><text:span text:style-name="T25">pb</text:span></text:a><text:a xlink:type="simple" xlink:href="http://es.wikipedia.org/wiki/Loopback" office:target-frame-name="_blank" xlink:show="new" text:style-name="Internet_20_link" text:visited-style-name="Visited_20_Internet_20_Link"><text:span text:style-name="T10">ack</text:span></text:a></text:p>
      <text:p text:style-name="P11"/>
      <text:p text:style-name="P3">iptables -A INPUT -i lo -j ACCEPT</text:p>
      <text:p text:style-name="P3"/>
      <text:p text:style-name="P10"><text:soft-page-break/>La opción -A de IPtables permite añadir/adjuntar una o más reglas al final de una determinada cadena. </text:p>
      <text:p text:style-name="P11"/>
      <text:p text:style-name="P11">Se rechaza (REJECT) todo el trafico entrante dirigido a las IP 127.0.0.0/127.255.255.255 menos los paquetes procedentes de la <text:a xlink:type="simple" xlink:href="https://es.wikipedia.org/wiki/Loopback" office:target-frame-name="_blank" xlink:show="new" text:style-name="Internet_20_link" text:visited-style-name="Visited_20_Internet_20_Link">interfaz-lo</text:a></text:p>
      <text:p text:style-name="P3"/>
      <text:p text:style-name="P3">iptables -A INPUT ! -i lo -d 127.0.0.0/8 -j REJECT</text:p>
      <text:p text:style-name="P4"/>
      <text:p text:style-name="P2"><text:span text:style-name="T11">Se aceptan todos los paquetes en entrada de conexiones ya establecidas, o relacionados con conexiones establecidas. Véase </text:span><text:span text:style-name="T23">al respecto el </text:span><text:span text:style-name="T11">protocolo </text:span><text:span text:style-name="T19">de transporte</text:span><text:span text:style-name="T11"> </text:span><text:a xlink:type="simple" xlink:href="http://es.wikipedia.org/wiki/Transmission_Control_Protocol" office:target-frame-name="_blank" xlink:show="new" text:style-name="Internet_20_link" text:visited-style-name="Visited_20_Internet_20_Link">TCP</text:a></text:p>
      <text:p text:style-name="P4"/>
      <text:p text:style-name="P3">iptables -A INPUT -m state --state ESTABLISHED,RELATED -j ACCEPT</text:p>
      <text:p text:style-name="P4"/>
      <text:p text:style-name="P4">Se dejan <text:s/>pasar todos los paquetes salientes.</text:p>
      <text:p text:style-name="P4"/>
      <text:p text:style-name="P3">iptables -A OUTPUT -j ACCEPT</text:p>
      <text:p text:style-name="P3"/>
      <text:p text:style-name="P11">Se deja pasar todo el trafico en entrada para el protocolo SSH (puerto 22 <text:span text:style-name="T33">TCP</text:span>) <text:span text:style-name="T30">utilizado para acceder al </text:span><text:span text:style-name="T32">servidor</text:span><text:span text:style-name="T30"> desde remoto:</text:span></text:p>
      <text:p text:style-name="P3"/>
      <text:p text:style-name="P3">iptables -A INPUT -p tcp -m state --state NEW -m tcp --dport 22 -j ACCEPT</text:p>
      <text:p text:style-name="P3"/>
      <text:p text:style-name="P11">Se bloquea el trafico sobre el puerto 5060 procedente de los más conocidos programas de <text:span text:style-name="T29">E</text:span>scaneo/<text:span text:style-name="T29">Hackeo</text:span> de servidores/<text:span text:style-name="T27">P</text:span>roxy SIP utilizados para ataques y fraudes de llamadas:</text:p>
      <text:p text:style-name="P15"/>
      <text:p text:style-name="P16">iptables -A INPUT -p udp -m udp --dport 5060 -m string --string "friendly-scanner" --algo bm -j DROP</text:p>
      <text:p text:style-name="P17"/>
      <text:p text:style-name="P17">iptables -A INPUT -p udp -m udp --dport 5060 -m string --string "sipcli" --algo bm -j DROP</text:p>
      <text:p text:style-name="P17"/>
      <text:p text:style-name="P18">iptables -A INPUT -p udp -m udp --dport 5060 -m string --string "VaxSIPUserAgent" --algo bm -j DROP</text:p>
      <text:p text:style-name="P17"/>
      <text:p text:style-name="P17">iptables -A INPUT -p udp -m udp --dport 5060 -m string --string "sipvicious" --algo bm -j DROP</text:p>
      <text:p text:style-name="P17"/>
      <text:p text:style-name="P19"><text:span text:style-name="T9">iptables -A INPUT -p udp -m udp --dport 5060 -m string --string </text:span><text:span text:style-name="T5">"sundayddr"</text:span> <text:span text:style-name="T9">--algo bm -j DROP</text:span></text:p>
      <text:p text:style-name="P18"/>
      <text:p text:style-name="P20">iptables -A INPUT -p udp -m udp --dport 5060 -m string --string "iWar" --algo bm -j DROP</text:p>
      <text:p text:style-name="P20"/>
      <text:p text:style-name="P20">iptables -A INPUT -p udp -m udp --dport 5060 -m string --string "sipsak" --algo bm -j DROP</text:p>
      <text:p text:style-name="P20"/>
      <text:p text:style-name="P18"><text:span text:style-name="T31">iptables </text:span>-A INPUT -p udp -m udp --dport 5060 -m string --string "pplsip" --algo bm --to 65535 -j DROP</text:p>
      <text:p text:style-name="P3"/>
      <text:p text:style-name="P11">Se deja pasar todo el trafico en entrada destinado al puerto udp 5060 (Puerto de escucha de <text:span text:style-name="T26">Kamailio</text:span>) <text:span text:style-name="T30">y puerto predefinido del protocolo de señalización SIP</text:span>:</text:p>
      <text:p text:style-name="P4"/>
      <text:p text:style-name="P3">iptables -A INPUT -p udp --dport 5060 -j ACCEPT</text:p>
      <text:p text:style-name="P4"/>
      <text:p text:style-name="P11">Se deja pasar todo el trafico en entrada destinado a los puertos udp que van de <text:span text:style-name="T26">2</text:span>0000 a <text:span text:style-name="T26">3</text:span>0000 (Flujo media como configurado para el Media Proxy RTP<text:span text:style-name="T26">Engine</text:span>)</text:p>
      <text:p text:style-name="P4"><text:soft-page-break/></text:p>
      <text:p text:style-name="P3">iptables -A INPUT -p udp --dport <text:span text:style-name="T3">2</text:span>0000:<text:span text:style-name="T3">3</text:span>0000 -j ACCEPT</text:p>
      <text:p text:style-name="P4"/>
      <text:p text:style-name="P2"><text:span text:style-name="T11">Se dejan pasar las solicitudes de </text:span><text:a xlink:type="simple" xlink:href="http://es.wikipedia.org/wiki/Ping" office:target-frame-name="_blank" xlink:show="new" text:style-name="Internet_20_link" text:visited-style-name="Visited_20_Internet_20_Link"><text:span text:style-name="T10">ping</text:span></text:a></text:p>
      <text:p text:style-name="P4"/>
      <text:p text:style-name="P3">iptables -A INPUT -p icmp -m icmp --icmp-type 8 -j ACCEPT</text:p>
      <text:p text:style-name="P3"/>
      <text:p text:style-name="P11">Ahora que se han definido los puertos/<text:span text:style-name="T32">servicios</text:span> base que se necesitan abiertos, se bloquea todo el trafico restante.</text:p>
      <text:p text:style-name="P11"/>
      <text:p text:style-name="P3">iptables -A INPUT -j REJECT</text:p>
      <text:p text:style-name="P3"/>
      <text:p text:style-name="P3">iptables -A FORWARD -j REJECT</text:p>
      <text:p text:style-name="P3"/>
      <text:p text:style-name="P11">Se averigua el estado de las reglas definidas con el comando:</text:p>
      <text:p text:style-name="P11"/>
      <text:p text:style-name="P3">iptables -L -<text:span text:style-name="T30">vn</text:span></text:p>
      <text:p text:style-name="P3"/>
      <text:p text:style-name="P11">Aparecerá:</text:p>
      <text:p text:style-name="P3"/>
      <text:p text:style-name="P9">Chain INPUT (policy ACCEPT 338 packets, 44055 bytes)</text:p>
      <text:p text:style-name="P9"><text:s/>pkts bytes target <text:s text:c="4"/>prot opt in <text:s text:c="4"/>out <text:s text:c="4"/>source <text:s text:c="14"/>destination</text:p>
      <text:p text:style-name="P9"><text:s text:c="4"/>0 <text:s text:c="4"/>0 ACCEPT <text:s text:c="4"/>all <text:s/>-- <text:s/>lo <text:s text:c="4"/>* <text:s text:c="6"/>0.0.0.0/0 <text:s text:c="11"/>0.0.0.0/0</text:p>
      <text:p text:style-name="P9"><text:s text:c="4"/>0 <text:s text:c="4"/>0 REJECT <text:s text:c="4"/>all <text:s/>-- <text:s/>!lo <text:s text:c="3"/>* <text:s text:c="6"/>0.0.0.0/0 <text:s text:c="11"/>127.0.0.0/8 <text:s text:c="9"/>reject-with icmp-port-unreachable</text:p>
      <text:p text:style-name="P9"><text:s text:c="2"/>134 17466 ACCEPT <text:s text:c="4"/>all <text:s/>-- <text:s/>* <text:s text:c="5"/>* <text:s text:c="6"/>0.0.0.0/0 <text:s text:c="11"/>0.0.0.0/0 <text:s text:c="11"/>state RELATED,ESTABLISHED</text:p>
      <text:p text:style-name="P9"><text:s text:c="3"/>11 <text:s text:c="2"/>660 ACCEPT <text:s text:c="4"/>tcp <text:s/>-- <text:s/>* <text:s text:c="5"/>* <text:s text:c="6"/>0.0.0.0/0 <text:s text:c="11"/>0.0.0.0/0 <text:s text:c="11"/>state NEW tcp dpt:22</text:p>
      <text:p text:style-name="P9"><text:s text:c="4"/>1 <text:s text:c="2"/>432 DROP <text:s text:c="6"/>udp <text:s/>-- <text:s/>* <text:s text:c="5"/>* <text:s text:c="6"/>0.0.0.0/0 <text:s text:c="11"/>0.0.0.0/0 <text:s text:c="11"/>udp dpt:5060 STRING match <text:s/>"friendly-scanner" ALGO name bm TO 65535</text:p>
      <text:p text:style-name="P9"><text:s text:c="4"/>0 <text:s text:c="4"/>0 DROP <text:s text:c="6"/>udp <text:s/>-- <text:s/>* <text:s text:c="5"/>* <text:s text:c="6"/>0.0.0.0/0 <text:s text:c="11"/>0.0.0.0/0 <text:s text:c="11"/>udp dpt:5060 STRING match <text:s/>"sipcli" ALGO name bm TO 65535</text:p>
      <text:p text:style-name="P9"><text:s text:c="4"/>0 <text:s text:c="4"/>0 DROP <text:s text:c="6"/>udp <text:s/>-- <text:s/>* <text:s text:c="5"/>* <text:s text:c="6"/>0.0.0.0/0 <text:s text:c="11"/>0.0.0.0/0 <text:s text:c="11"/>udp dpt:5060 STRING match <text:s/>"VaxSIPUserAgent" ALGO name bm TO 65535</text:p>
      <text:p text:style-name="P9"><text:s text:c="4"/>0 <text:s text:c="4"/>0 DROP <text:s text:c="6"/>udp <text:s/>-- <text:s/>* <text:s text:c="5"/>* <text:s text:c="6"/>0.0.0.0/0 <text:s text:c="11"/>0.0.0.0/0 <text:s text:c="11"/>udp dpt:5060 STRING match <text:s/>"sipvicious" ALGO name bm TO 65535</text:p>
      <text:p text:style-name="P9"><text:s text:c="4"/>0 <text:s text:c="4"/>0 DROP <text:s text:c="6"/>udp <text:s/>-- <text:s/>* <text:s text:c="5"/>* <text:s text:c="6"/>0.0.0.0/0 <text:s text:c="11"/>0.0.0.0/0 <text:s text:c="11"/>udp dpt:5060 STRING match <text:s/>"sundayddr" ALGO name bm TO 65535</text:p>
      <text:p text:style-name="P9"><text:s text:c="4"/>0 <text:s text:c="4"/>0 DROP <text:s text:c="6"/>udp <text:s/>-- <text:s/>* <text:s text:c="5"/>* <text:s text:c="6"/>0.0.0.0/0 <text:s text:c="11"/>0.0.0.0/0 <text:s text:c="11"/>udp dpt:5060 STRING match <text:s/>"iWar" ALGO name bm TO 65535</text:p>
      <text:p text:style-name="P9"><text:s text:c="4"/>0 <text:s text:c="4"/>0 DROP <text:s text:c="6"/>udp <text:s/>-- <text:s/>* <text:s text:c="5"/>* <text:s text:c="6"/>0.0.0.0/0 <text:s text:c="11"/>0.0.0.0/0 <text:s text:c="11"/>udp dpt:5060 STRING match <text:s/>"sipsak" ALGO name bm TO 65535</text:p>
      <text:p text:style-name="P9"><text:s text:c="4"/>0 <text:s text:c="4"/>0 DROP <text:s text:c="6"/>udp <text:s/>-- <text:s/>* <text:s text:c="5"/>* <text:s text:c="6"/>0.0.0.0/0 <text:s text:c="11"/>0.0.0.0/0 <text:s text:c="11"/>udp dpt:5060 STRING match <text:s/>"pplsip" ALGO name bm TO 65535</text:p>
      <text:p text:style-name="P9"><text:s text:c="4"/>0 <text:s text:c="4"/>0 ACCEPT <text:s text:c="4"/>udp <text:s/>-- <text:s/>* <text:s text:c="5"/>* <text:s text:c="6"/>0.0.0.0/0 <text:s text:c="11"/>0.0.0.0/0 <text:s text:c="11"/>udp dpt:5060</text:p>
      <text:p text:style-name="P9"><text:s text:c="4"/>0 <text:s text:c="4"/>0 ACCEPT <text:s text:c="4"/>udp <text:s/>-- <text:s/>* <text:s text:c="5"/>* <text:s text:c="6"/>0.0.0.0/0 <text:s text:c="11"/>0.0.0.0/0 <text:s text:c="11"/>udp dpts:20000:30000</text:p>
      <text:p text:style-name="P9"><text:s text:c="4"/>0 <text:s text:c="4"/>0 ACCEPT <text:s text:c="4"/>icmp -- <text:s/>* <text:s text:c="5"/>* <text:s text:c="6"/>0.0.0.0/0 <text:s text:c="11"/>0.0.0.0/0 <text:s text:c="11"/>icmptype 8</text:p>
      <text:p text:style-name="P9"><text:soft-page-break/><text:s text:c="4"/>9 <text:s/>1287 REJECT <text:s text:c="4"/>all <text:s/>-- <text:s/>* <text:s text:c="5"/>* <text:s text:c="6"/>0.0.0.0/0 <text:s text:c="11"/>0.0.0.0/0 <text:s text:c="11"/>reject-with icmp-port-unreachable</text:p>
      <text:p text:style-name="P9"/>
      <text:p text:style-name="P9">Chain FORWARD (policy ACCEPT 0 packets, 0 bytes)</text:p>
      <text:p text:style-name="P9"><text:s/>pkts bytes target <text:s text:c="4"/>prot opt in <text:s text:c="4"/>out <text:s text:c="4"/>source <text:s text:c="14"/>destination</text:p>
      <text:p text:style-name="P9"><text:s text:c="4"/>0 <text:s text:c="4"/>0 REJECT <text:s text:c="4"/>all <text:s/>-- <text:s/>* <text:s text:c="5"/>* <text:s text:c="6"/>0.0.0.0/0 <text:s text:c="11"/>0.0.0.0/0 <text:s text:c="11"/>reject-with icmp-port-unreachable</text:p>
      <text:p text:style-name="P9"/>
      <text:p text:style-name="P9">Chain OUTPUT (policy ACCEPT 211 packets, 25293 bytes)</text:p>
      <text:p text:style-name="P9"><text:s/>pkts bytes target <text:s text:c="4"/>prot opt in <text:s text:c="4"/>out <text:s text:c="4"/>source <text:s text:c="14"/>destination</text:p>
      <text:p text:style-name="P9"><text:s text:c="2"/>237 26331 ACCEPT <text:s text:c="4"/>all <text:s/>-- <text:s/>* <text:s text:c="5"/>* <text:s text:c="6"/>0.0.0.0/0 <text:s text:c="11"/>0.0.0.0/0</text:p>
      <text:p text:style-name="P7"/>
      <text:p text:style-name="P13">Para guardar los cambios <text:span text:style-name="T29">realizados</text:span>:</text:p>
      <text:p text:style-name="P13"/>
      <text:p text:style-name="P14">service iptables save</text:p>
      <text:p text:style-name="P7">iptables: Guardando las reglas del cortafuegos en /etc/sysc[ <text:s/>OK <text:s/>]</text:p>
      <text:p text:style-name="P13"/>
      <text:p text:style-name="P4">Se inicia el servicio:</text:p>
      <text:p text:style-name="P4"/>
      <text:p text:style-name="P3">systemctl start iptables</text:p>
      <text:p text:style-name="P4"/>
      <text:p text:style-name="P4">Se mira el estado:</text:p>
      <text:p text:style-name="P4"/>
      <text:p text:style-name="P3">systemctl status iptables</text:p>
      <text:p text:style-name="P8">● iptables.service - IPv4 firewall with iptables</text:p>
      <text:p text:style-name="P8"><text:s text:c="3"/>Loaded: loaded (/usr/lib/systemd/system/iptables.service; enabled; vendor preset: disabled)</text:p>
      <text:p text:style-name="P8"><text:s text:c="3"/>Active: active (exited) since Sun 2021-10-10 10:17:51 -05; 5s ago</text:p>
      <text:p text:style-name="P8"><text:s text:c="2"/>Process: 1854 ExecStart=/usr/libexec/iptables/iptables.init start (code=exited, status=0/SUCCESS)</text:p>
      <text:p text:style-name="P8"><text:s/>Main PID: 1854 (code=exited, status=0/SUCCESS)</text:p>
      <text:p text:style-name="P3"/>
      <text:p text:style-name="P12">Ya se puede <text:span text:style-name="T1">continuar con la próxima parte dedicada a la documentación de Kamaili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8T15:40:09.563000000</meta:creation-date>
    <dc:date>2024-05-05T06:24:23.625000000</dc:date>
    <meta:editing-duration>PT4H13M31S</meta:editing-duration>
    <meta:editing-cycles>23</meta:editing-cycles>
    <meta:generator>LibreOffice/7.3.2.2$Windows_X86_64 LibreOffice_project/49f2b1bff42cfccbd8f788c8dc32c1c309559be0</meta:generator>
    <meta:document-statistic meta:table-count="0" meta:image-count="0" meta:object-count="0" meta:page-count="5" meta:paragraph-count="117" meta:word-count="1382" meta:character-count="9329" meta:non-whitespace-character-count="7192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e400db00b00088003100a6004500cf0099004f001a0047005d008900ee0092">
    <SignedInfo>
      <CanonicalizationMethod Algorithm="http://www.w3.org/TR/2001/REC-xml-c14n-20010315"/>
      <SignatureMethod Algorithm="http://www.w3.org/2001/04/xmldsig-more#rsa-sha512"/>
      <Reference URI="Configurations2/accelerator/current.xml">
        <DigestMethod Algorithm="http://www.w3.org/2001/04/xmlenc#sha512"/>
        <DigestValue>z4PhNX7vuL3xVChQ1m2AB9Yg5AULVxXcg/SpIdNs6c5H0NE8XYXysP+DGNKHfuwv
Y7kxvUdBeoGlODJ6+SfaPg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auXj0PjrubJYACEtcNe//naouW0qAkRC0X0F1aqow39P45JBtQzggYPXgIL/DexQ
vdOBNWX+ZERapPRhV9gz3A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YnnmqHb6ZjCLMxmeStMYpzTaiFcvU3EaTMNe8U7X3NKXQzZCJn9P+tFhFZFeJ3Rj
niT+DERbDXL2H3AXC4YJzQ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ocAfYr6BCjEcRa6xYbu+wNuWCUgddbHi9jSxWf/dF2ICeD0FXR3tm8xIHkE5i4vU
RErFJzAdXr2tgVsdcLwG6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h2zfVbaiTBXvbacindMVktJ/a+Plr9BB4FdjZi0p47FiTFOSkMY2Mjqp4wUUUKkv
ZV0NWBtMbGjnm/+ZdFTb4g==</DigestValue>
      </Reference>
      <Reference URI="Thumbnails/thumbnail.png">
        <DigestMethod Algorithm="http://www.w3.org/2001/04/xmlenc#sha512"/>
        <DigestValue>pcYHzw5qJfhxEqjZcbFpQX6+IDPPhSDNiEA1f7iL6NaIEQ33tclYeeV2IyhHeFVf
37QLXL5/mMWCglfXDFYG1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PEG2Pz6WJucjNVvfViqzfGVmu73iK5IZ1yu897NA1oWpPvwJEQ1gUXULRF00FBoF
Scf6wwEsZIuPeNajvpmUVg==</DigestValue>
      </Reference>
      <Reference URI="#ID_001e00d200df00650094001e0045004100b1003000f100f0005c00ef00c70071">
        <DigestMethod Algorithm="http://www.w3.org/2001/04/xmlenc#sha512"/>
        <DigestValue>BMhJO/py7KV4SDdxvVGVL5t7H4surazqlAdET+zEbj1ajKu9WfSPZZ3eQTUDGwL3
2+G6TdIF4k6nIhDhD2anzw==</DigestValue>
      </Reference>
      <Reference URI="#idSignedProperties_ID_00e400db00b00088003100a6004500cf0099004f001a0047005d008900ee0092" Type="http://uri.etsi.org/01903#SignedProperties">
        <DigestMethod Algorithm="http://www.w3.org/2001/04/xmlenc#sha512"/>
        <DigestValue>P2IZFraCMXU0mWy2o9RYDKAoEjjkxggPO6vX6q8uaOoh30/PEtKv8G1jv78xo2KF
J8A2/pL6+ASb9QAAa7xnRA==</DigestValue>
      </Reference>
    </SignedInfo>
    <SignatureValue>iHUEABYKAB0WIQQarZXtSlC18IbxE/+93luYNjzCtgUCZjdsbwAKCRC93luYNjzCtoZ0AP9DOCpYT7D
qZ5+rlrWlRPYFBUg7Nx+EadNLfQd4PMaDPwD/ZdJPBCsXQbMOxJo+8IHWa7GPrcTYTPWJdSOsEdJ5UQ
w=</SignatureValue>
    <KeyInfo>
      <PGPData xmlns:loext="urn:org:documentfoundation:names:experimental:office:xmlns:loext:1.0">
        <PGPKeyID>MUFBRDk1RUQ0QTUwQjVGMDg2RjExM0ZGQkRERTVCOTgzNjNDQzJCNgA=</PGPKeyID>
        <PGPKeyPacket>mDMEYenlFRYJKwYBBAHaRw8BAQdAUUa4ud9XYsY9s7xBS7flg0aJG/U6ZNfEcl0iSB0WrnS0KUNhbXB1cyBWb3pUb1ZvaWNlIDxjYW1wdXNAdm96dG92b2ljZS5vcmc+iJoEExYKAEICGwMFCwkIBwIDIgIBBhUKCQgLAgQWAgMBAh4HAheAFiEEGq2V7UpQtfCG8RP/vd5bmDY8wrYFAmWzqeIFCQWMODoACgkQvd5bmDY8wrY6aAD+JrVTyrhg43YUHVb/1ow+i+Z7lLmTsT4PmU/qqh5N4GYBALANkMJWfJTw3DaQVd/uqs7xtTIY09Xi7TJT+9wHfsYAuDgEYenlFRIKKwYBBAGXVQEFAQEHQHCl9C+mM7PsVI6QyCOCoHAmd/fE0Wtb4lFgXhJdhlpMAwEIB4h+BBgWCgAmFiEEGq2V7UpQtfCG8RP/vd5bmDY8wrYFAmHp5RUCGwwFCQPCFvsACgkQvd5bmDY8wrYtNAEAlOLtF2uIAWJ6V0fFWzhJ564rWVVUbii7huo0E+2r/bcA/1JARiFgJEd9Z8oXrBuJwmh1B5nhyRteXcXjdvKVecUD</PGPKeyPacket>
        <loext:PGPOwner>Campus VozToVoice &lt;campus@voztovoice.org&gt;</loext:PGPOwner>
      </PGPData>
    </KeyInfo>
    <Object>
      <SignatureProperties>
        <SignatureProperty Id="ID_001e00d200df00650094001e0045004100b1003000f100f0005c00ef00c70071" Target="#ID_00e400db00b00088003100a6004500cf0099004f001a0047005d008900ee0092">
          <dc:date xmlns:dc="http://purl.org/dc/elements/1.1/">2024-05-05T06:24:30.875000000</dc:date>
        </SignatureProperty>
      </SignatureProperties>
    </Object>
    <Object xmlns:xd="http://uri.etsi.org/01903/v1.3.2#">
      <xd:QualifyingProperties Target="#ID_00e400db00b00088003100a6004500cf0099004f001a0047005d008900ee0092">
        <xd:SignedProperties Id="idSignedProperties_ID_00e400db00b00088003100a6004500cf0099004f001a0047005d008900ee0092">
          <xd:SignedSignatureProperties>
            <xd:SigningTime>2024-05-05T06:24:30.875000000</xd:SigningTime>
            <xd:SigningCertificate>
              <xd:Cert>
                <xd:CertDigest>
                  <DigestMethod Algorithm="http://www.w3.org/2001/04/xmlenc#sha256"/>
                  <DigestValue>MUFBRDk1RUQ0QTUwQjVGMDg2RjExM0ZGQkRERTVCOTgzNjNDQzJCNg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e400db00b00088003100a6004500cf0099004f001a0047005d008900ee0092">
          <xd:UnsignedSignatureProperties>
            <xd:CertificateValues/>
          </xd:UnsignedSignatureProperties>
        </xd:UnsignedProperties>
      </xd:QualifyingProperties>
    </Object>
  </Signature>
</document-signatures>
</file>